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middle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0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3.126cm" fo:padding-top="0.137cm" fo:padding-bottom="0.137cm" fo:padding-left="0.262cm" fo:padding-right="0.262cm"/>
      <style:paragraph-properties style:writing-mode="lr-tb"/>
    </style:style>
    <style:style style:name="gr7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13.476cm" fo:padding-top="0.137cm" fo:padding-bottom="0.137cm" fo:padding-left="0.262cm" fo:padding-right="0.262cm"/>
      <style:paragraph-properties style:writing-mode="lr-tb"/>
    </style:style>
    <style:style style:name="gr72" style:family="graphic" style:parent-style-name="standard">
      <style:graphic-properties svg:stroke-color="#990000" draw:fill-color="#cc9999" draw:textarea-horizontal-align="justify" draw:textarea-vertical-align="middle" draw:auto-grow-height="false" fo:min-height="4.488cm" fo:min-width="8.488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4.038cm" fo:min-width="8.288cm"/>
      <style:paragraph-properties style:writing-mode="lr-tb"/>
    </style:style>
    <style:style style:name="gr74" style:family="graphic" style:parent-style-name="standard" style:list-style-name="L1">
      <style:graphic-properties svg:stroke-color="#ffcccc" svg:stroke-opacity="20%" draw:fill-color="#ffcccc" draw:opacity="20%" draw:textarea-horizontal-align="justify" draw:textarea-vertical-align="middle" draw:auto-grow-height="false" fo:min-height="4.65cm" fo:min-width="15.95cm"/>
      <style:paragraph-properties style:writing-mode="lr-tb"/>
    </style:style>
    <style:style style:name="gr75" style:family="graphic" style:parent-style-name="standard">
      <style:graphic-properties svg:stroke-color="#336633" draw:fill-color="#99cc99" draw:textarea-horizontal-align="justify" draw:textarea-vertical-align="middle" draw:auto-grow-height="false" fo:min-height="4cm" fo:min-width="8.75cm"/>
      <style:paragraph-properties style:writing-mode="lr-tb"/>
    </style:style>
    <style:style style:name="gr76" style:family="graphic" style:parent-style-name="standard" style:list-style-name="L1">
      <style:graphic-properties svg:stroke-color="#ccffcc" svg:stroke-opacity="20%" draw:fill-color="#ccffcc" draw:opacity="20%" draw:textarea-horizontal-align="justify" draw:textarea-vertical-align="middle" draw:auto-grow-height="false" fo:min-height="4cm" fo:min-width="8.5cm"/>
      <style:paragraph-properties style:writing-mode="lr-tb"/>
    </style:style>
    <style:style style:name="gr77" style:family="graphic" style:parent-style-name="standard" style:list-style-name="L1">
      <style:graphic-properties svg:stroke-color="#ccccff" svg:stroke-opacity="20%" draw:fill-color="#ccccff" draw:opacity="20%" draw:textarea-horizontal-align="justify" draw:textarea-vertical-align="middle" draw:auto-grow-height="false" fo:min-height="5.3cm" fo:min-width="8.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-color="#ffcccc" draw:opacity="20%"/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-color="#ccffcc" draw:opacity="20%"/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-color="#ccccff" draw:opacity="20%"/>
      <style:paragraph-properties fo:margin-left="0cm" fo:margin-right="0cm" fo:margin-top="0cm" fo:margin-bottom="0cm" fo:line-height="100%" fo:text-align="start" fo:text-indent="0cm"/>
    </style:style>
    <style:style style:name="P43" style:family="paragraph">
      <loext:graphic-properties draw:fill="none" draw:fill-color="#ffffff"/>
      <style:paragraph-properties fo:text-align="end"/>
    </style:style>
    <style:style style:name="P4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text:p text:style-name="P3">(Cerbere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</draw:page>
      <draw:page draw:name="page9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70" draw:text-style-name="P20" draw:layer="layout" svg:width="23.6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10" draw:style-name="dp1" draw:master-page-name="Default">
        <draw:custom-shape draw:style-name="gr19" draw:text-style-name="P20" draw:layer="layout" svg:width="13cm" svg:height="21.45cm" svg:x="5.9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6.1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8.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6.6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13.9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 simplifiée</text:span></text:p>
          </draw:text-box>
        </draw:frame>
        <draw:frame draw:style-name="gr9" draw:text-style-name="P26" draw:layer="layout" svg:width="1.878cm" svg:height="0.962cm" svg:x="11.7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9.7cm" svg:y="9.958cm">
          <draw:text-box>
            <text:p><text:span text:style-name="T4">MQL</text:span></text:p>
          </draw:text-box>
        </draw:frame>
        <draw:line draw:style-name="gr10" draw:text-style-name="P11" draw:layer="layout" svg:x1="9.8cm" svg:y1="11.308cm" svg:x2="9.8cm" svg:y2="9.308cm">
          <text:p/>
        </draw:line>
        <draw:line draw:style-name="gr10" draw:text-style-name="P11" draw:layer="layout" svg:x1="13.9cm" svg:y1="8.45cm" svg:x2="11.15cm" svg:y2="8.508cm">
          <text:p/>
        </draw:line>
        <draw:custom-shape draw:style-name="gr71" draw:text-style-name="P20" draw:layer="layout" svg:width="14cm" svg:height="21.442cm" svg:x="22.85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75cm" svg:y1="11.25cm" svg:x2="17.75cm" svg:y2="11.308cm">
          <text:p/>
        </draw:line>
        <draw:frame draw:style-name="gr15" draw:text-style-name="P26" draw:layer="layout" svg:width="2.585cm" svg:height="0.962cm" svg:x="19.665cm" svg:y="10.3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4.1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2.4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26.6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4.9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3.222cm" svg:y="9.188cm">
          <draw:text-box>
            <text:p><text:span text:style-name="T4">SQL</text:span></text:p>
          </draw:text-box>
        </draw:frame>
        <draw:line draw:style-name="gr10" draw:text-style-name="P11" draw:layer="layout" svg:x1="33.2cm" svg:y1="10.45cm" svg:x2="33.2cm" svg:y2="8.7cm">
          <text:p/>
        </draw:line>
        <draw:custom-shape draw:style-name="gr2" draw:text-style-name="P27" draw:layer="layout" svg:width="12.25cm" svg:height="5.25cm" svg:x="6.1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9.7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9cm" svg:y1="20.65cm" svg:x2="10.9cm" svg:y2="14.4cm">
          <text:p/>
        </draw:line>
        <draw:frame draw:style-name="gr15" draw:text-style-name="P26" draw:layer="layout" svg:width="2.585cm" svg:height="0.962cm" svg:x="10.9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4.1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27.7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1.85cm" svg:y1="20.65cm" svg:x2="31.85cm" svg:y2="14.4cm">
          <text:p/>
        </draw:line>
        <draw:frame draw:style-name="gr15" draw:text-style-name="P26" draw:layer="layout" svg:width="2.585cm" svg:height="0.962cm" svg:x="31.85cm" svg:y="17.25cm">
          <draw:text-box>
            <text:p><text:span text:style-name="T4">HTTPS</text:span></text:p>
          </draw:text-box>
        </draw:frame>
      </draw:page>
      <draw:page draw:name="page11" draw:style-name="dp1" draw:master-page-name="Default">
        <draw:custom-shape draw:style-name="gr72" draw:text-style-name="P15" draw:layer="layout" svg:width="9.5cm" svg:height="5.25cm" svg:x="12.25cm" svg:y="4.5cm">
          <text:p text:style-name="P14">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4" draw:layer="layout" svg:width="9.25cm" svg:height="4.75cm" svg:x="1.75cm" svg:y="17.75cm">
          <text:p text:style-name="P14">Bn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0" draw:layer="layout" svg:width="16.45cm" svg:height="4.9cm" svg:x="22.05cm" svg:y="4.7cm">
          <text:p text:style-name="P39">Référence des données :<text:line-break/> - Liste des services (outil de webconférence, outil de webinaire, transfert de fichiers, …)</text:p>
          <text:p text:style-name="P39"><text:s/>- Informations (Message d’information de la structure)<text:line-break/> - Notifications (Outils SNAP)</text:p>
          <draw:enhanced-geometry svg:viewBox="0 0 21600 21600" draw:type="rectangle" draw:enhanced-path="M 0 0 L 21600 0 21600 21600 0 21600 0 0 Z N"/>
        </draw:custom-shape>
        <draw:custom-shape draw:style-name="gr75" draw:text-style-name="P23" draw:layer="layout" svg:width="9.25cm" svg:height="4.25cm" svg:x="22cm" svg:y="17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6.75cm" svg:y1="17.75cm" svg:x2="18.75cm" svg:y2="9.75cm">
          <text:p/>
        </draw:line>
        <draw:line draw:style-name="gr10" draw:text-style-name="P11" draw:layer="layout" svg:x1="6.25cm" svg:y1="17.75cm" svg:x2="15.75cm" svg:y2="9.75cm">
          <text:p/>
        </draw:line>
        <draw:custom-shape draw:style-name="gr76" draw:text-style-name="P41" draw:layer="layout" svg:width="9cm" svg:height="4.25cm" svg:x="31.5cm" svg:y="17.75cm">
          <text:p text:style-name="P39">Affichage des informations de Rizomo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9cm" svg:height="5.55cm" svg:x="11.25cm" svg:y="17.95cm">
          <text:p text:style-name="P39">Affichage des informations de base du Bnum (notifications, messages, agendas, …) et de la configuration de Rizomo (services configurés, notifications SNAP, messages d’information, ...)</text:p>
          <draw:enhanced-geometry svg:viewBox="0 0 21600 21600" draw:type="rectangle" draw:enhanced-path="M 0 0 L 21600 0 21600 21600 0 21600 0 0 Z N"/>
        </draw:custom-shape>
        <draw:frame draw:style-name="gr78" draw:text-style-name="P43" draw:layer="layout" svg:width="8.75cm" svg:height="2.384cm" svg:x="1.75cm" svg:y="12cm">
          <draw:text-box>
            <text:p text:style-name="P31">Récupération des informations à la connexion de l’utilisateur sur le Bnum</text:p>
          </draw:text-box>
        </draw:frame>
        <draw:frame draw:style-name="gr78" draw:text-style-name="P43" draw:layer="layout" svg:width="8.75cm" svg:height="2.384cm" svg:x="23.4cm" svg:y="11.866cm">
          <draw:text-box>
            <text:p text:style-name="P44">Récupération des informations à l’ouverture de la pastil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24T14:37:15.643323757</dc:date>
    <meta:editing-duration>P1DT19H34M26S</meta:editing-duration>
    <meta:editing-cycles>23</meta:editing-cycles>
    <meta:generator>LibreOffice/7.2.2.2$MacOSX_X86_64 LibreOffice_project/02b2acce88a210515b4a5bb2e46cbfb63fe97d56</meta:generator>
    <meta:document-statistic meta:object-count="301"/>
  </office:meta>
</office:document-meta>
</file>